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ingHttpSessionBindingListener.valueUnboun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SessionTests.getCreationTimeOnInvalidate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ssionTests.setAttributeOnInvalidate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ssionTests.getLastAccessedTimeOnInvalidate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untingHttpSessionBindingListener.valueBoun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SessionTests.invalidate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untingHttpSessionBindingListener.get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SessionTests.isNewOnInvalidate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ssionTests.bindingListenerBindListenerOver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HttpSessionTests.removeAttributeOnInvalidate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ssionTests.getAttributeNamesOnInvalidate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ssionTests.bindingListenerBindSameListener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ssionTests.invalidate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ssionTests.bindingListenerBindListenerThenUnb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ssionTests.getAttributeOnInvalidate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ssionTests.bindingListenerBind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